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ParameterDeclarationImpl.get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rameterDeclarationImpl.TypeParameterDeclarationImpl( com . sun . mirror . declaration . TypeParameter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rameter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rameterDeclarationImpl.getBoun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